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3cef" officeooo:paragraph-rsid="00083cef" style:font-weight-asian="bold" style:font-weight-complex="bold"/>
    </style:style>
    <style:style style:name="P2" style:family="paragraph" style:parent-style-name="Standard">
      <style:text-properties fo:font-weight="bold" officeooo:rsid="000b606d" officeooo:paragraph-rsid="000b606d" style:font-weight-asian="bold" style:font-weight-complex="bold"/>
    </style:style>
    <style:style style:name="P3" style:family="paragraph" style:parent-style-name="Standard">
      <style:text-properties fo:font-weight="bold" officeooo:rsid="000b606d" officeooo:paragraph-rsid="000d6e38" style:font-weight-asian="bold" style:font-weight-complex="bold"/>
    </style:style>
    <style:style style:name="P4" style:family="paragraph" style:parent-style-name="Standard">
      <style:text-properties fo:font-weight="bold" officeooo:rsid="00118a6e" officeooo:paragraph-rsid="00118a6e" style:font-weight-asian="bold" style:font-weight-complex="bold"/>
    </style:style>
    <style:style style:name="P5" style:family="paragraph" style:parent-style-name="Standard">
      <style:text-properties fo:color="#3333ff" fo:font-weight="bold" officeooo:rsid="000d6e38" officeooo:paragraph-rsid="000d6e38" style:font-weight-asian="bold" style:font-weight-complex="bold"/>
    </style:style>
    <style:style style:name="P6" style:family="paragraph" style:parent-style-name="Standard">
      <style:text-properties fo:color="#3333ff" fo:font-weight="bold" officeooo:rsid="00118a6e" officeooo:paragraph-rsid="00118a6e" style:font-weight-asian="bold" style:font-weight-complex="bold"/>
    </style:style>
    <style:style style:name="P7" style:family="paragraph" style:parent-style-name="Standard">
      <style:text-properties fo:color="#000000" fo:font-weight="bold" officeooo:rsid="00118a6e" officeooo:paragraph-rsid="00118a6e" style:font-weight-asian="bold" style:font-weight-complex="bold"/>
    </style:style>
    <style:style style:name="P8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 style:border-line-width-bottom="0.026cm 0.026cm 0.088cm" fo:padding="0.074cm" fo:border-left="none" fo:border-right="none" fo:border-top="none" fo:border-bottom="4pt double #000000" style:join-border="false"/>
      <style:text-properties officeooo:paragraph-rsid="000b606d"/>
    </style:style>
    <style:style style:name="P9" style:family="paragraph" style:parent-style-name="Standard">
      <style:paragraph-properties style:border-line-width-bottom="0.026cm 0.026cm 0.088cm" fo:padding="0.074cm" fo:border-left="none" fo:border-right="none" fo:border-top="none" fo:border-bottom="4pt double #000000" style:join-border="false"/>
      <style:text-properties fo:color="#3333ff" fo:font-weight="bold" officeooo:rsid="00118a6e" officeooo:paragraph-rsid="00118a6e" style:font-weight-asian="bold" style:font-weight-complex="bold"/>
    </style:style>
    <style:style style:name="T1" style:family="text">
      <style:text-properties fo:color="#3333ff" fo:font-weight="bold" officeooo:rsid="000b606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f92b9"/>
    </style:style>
    <style:style style:name="T4" style:family="text">
      <style:text-properties style:text-position="0% 100%"/>
    </style:style>
    <style:style style:name="T5" style:family="text">
      <style:text-properties officeooo:rsid="000f92b9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4197457932810570472" text:style-name="L1">
        <text:list-header>
          <text:p text:style-name="P8"><text:span text:style-name="T1">Generate CSV file for maintain Log </text:span></text:p>
        </text:list-header>
      </text:list>
      <text:p text:style-name="P4"/>
      <text:p text:style-name="P2">import csv</text:p>
      <text:p text:style-name="P2">read = 10</text:p>
      <text:p text:style-name="P2">out = csv.writer(open("myfile.csv","w"), delimiter=',',quoting=csv.QUOTE_ALL)</text:p>
      <text:p text:style-name="P2">out.writerow(['value %d' % read])</text:p>
      <text:p text:style-name="P2">out.writerow(['value %d' % read,'data'])</text:p>
      <text:p text:style-name="P2"/>
      <text:p text:style-name="P5"># data value read <text:s/>value in 1<text:span text:style-name="T2">st</text:span> row</text:p>
      <text:p text:style-name="P3">out.writerow(['value %d' % read])</text:p>
      <text:p text:style-name="P3"/>
      <text:p text:style-name="P5"># <text:span text:style-name="T5">1</text:span><text:span text:style-name="T3">st</text:span><text:span text:style-name="T5"> col “data value” and 2</text:span><text:span text:style-name="T3">nd</text:span><text:span text:style-name="T5"> col “data” name both in 2</text:span><text:span text:style-name="T3">nd</text:span><text:span text:style-name="T5"> row</text:span></text:p>
      <text:p text:style-name="P2">out.writerow(['value %d' % read,'data'])</text:p>
      <text:p text:style-name="P2"/>
      <text:p text:style-name="P9">Raspberry pi code for Read GPIO and Interrupt</text:p>
      <text:p text:style-name="P6"/>
      <text:p text:style-name="P7">import RPi.GPIO as GPIO</text:p>
      <text:p text:style-name="P7">import time</text:p>
      <text:p text:style-name="P7"/>
      <text:p text:style-name="P7">def Door_event(channel) :</text:p>
      <text:p text:style-name="P7"><text:tab/>print('Door_open')</text:p>
      <text:p text:style-name="P7"/>
      <text:p text:style-name="P7">print ('Using GPIO.BCM notation for IO')</text:p>
      <text:p text:style-name="P7">GPIO.setmode(GPIO.BCM)</text:p>
      <text:p text:style-name="P7"/>
      <text:p text:style-name="P7">print ('Using 18 GPIO, pull down')</text:p>
      <text:p text:style-name="P7">GPIO.setup(18,GPIO.IN,pull_up_down=GPIO.PUD_DOWN)</text:p>
      <text:p text:style-name="P7"/>
      <text:p text:style-name="P7">GPIO.add_event_detect(18,GPIO.FALLING, callback=Door_event, bouncetime=1000)</text:p>
      <text:p text:style-name="P7">def loop():<text:tab/></text:p>
      <text:p text:style-name="P7"><text:tab/>while True:</text:p>
      <text:p text:style-name="P7"><text:tab/><text:tab/></text:p>
      <text:p text:style-name="P7"><text:tab/><text:tab/>time.sleep(0.1)</text:p>
      <text:p text:style-name="P7"><text:tab/><text:tab/>print GPIO.input(18)</text:p>
      <text:p text:style-name="P7"><text:s text:c="6"/></text:p>
      <text:p text:style-name="P7"><text:tab/> <text:s/></text:p>
      <text:p text:style-name="P7">if __name__ == '__main__':</text:p>
      <text:p text:style-name="P7"><text:tab/><text:tab/></text:p>
      <text:p text:style-name="P7"><text:tab/><text:tab/># setup()</text:p>
      <text:p text:style-name="P7"><text:tab/><text:tab/></text:p>
      <text:p text:style-name="P7"><text:tab/><text:tab/>try:</text:p>
      <text:p text:style-name="P7"><text:tab/><text:tab/><text:tab/> <text:s text:c="3"/></text:p>
      <text:p text:style-name="P7"><text:tab/><text:tab/><text:tab/><text:tab/>loop()</text:p>
      <text:p text:style-name="P7"><text:tab/><text:tab/><text:tab/><text:tab/>#GPIO.wait_for_edge(18, GPIO.FALLING)</text:p>
      <text:p text:style-name="P7"><text:tab/><text:tab/>except KeyboardInterrupt:</text:p>
      <text:p text:style-name="P7"><text:tab/><text:tab/><text:tab/> <text:s text:c="3"/>print 'keyboard interrupt detected'</text:p>
      <text:p text:style-name="P7"><text:tab/><text:tab/><text:tab/> <text:s text:c="3"/>GPIO.cleanup()</text:p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9:08:28.086297906</meta:creation-date>
    <meta:generator>LibreOffice/5.1.6.2$Linux_X86_64 LibreOffice_project/10m0$Build-2</meta:generator>
    <dc:date>2018-11-20T17:13:03.309898575</dc:date>
    <meta:editing-duration>PT5H57M</meta:editing-duration>
    <meta:editing-cycles>10</meta:editing-cycles>
    <meta:document-statistic meta:table-count="0" meta:image-count="0" meta:object-count="0" meta:page-count="2" meta:paragraph-count="38" meta:word-count="113" meta:character-count="988" meta:non-whitespace-character-count="849"/>
  </office:meta>
</office:document-meta>
</file>